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1429be"/>
    </style:style>
    <style:style style:name="P5" style:family="paragraph" style:parent-style-name="Standard" style:list-style-name="L3">
      <style:paragraph-properties fo:line-height="150%"/>
      <style:text-properties officeooo:paragraph-rsid="001429be"/>
    </style:style>
    <style:style style:name="P6" style:family="paragraph" style:parent-style-name="Standard" style:list-style-name="L5">
      <style:paragraph-properties fo:line-height="150%"/>
      <style:text-properties officeooo:paragraph-rsid="001429be"/>
    </style:style>
    <style:style style:name="P7" style:family="paragraph" style:parent-style-name="Standard" style:list-style-name="L6">
      <style:paragraph-properties fo:line-height="150%"/>
    </style:style>
    <style:style style:name="P8" style:family="paragraph" style:parent-style-name="Standard" style:list-style-name="L7">
      <style:paragraph-properties fo:line-height="150%"/>
    </style:style>
    <style:style style:name="P9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2"><text:s text:c="2"/>AK8S-05 Upgrading Kubernetes Engine Clusters </text:span></text:p>
      <text:p text:style-name="P1"><text:s text:c="4"/></text:p>
      <text:p text:style-name="P1"><text:s text:c="4"/><text:span text:style-name="T5">Objectives</text:span></text:p>
      <text:p text:style-name="P1"><text:s text:c="3"/>In this lab, you will learn how to perform the following tasks:</text:p>
      <text:list xml:id="list3910168621" text:style-name="L7">
        <text:list-item>
          <text:p text:style-name="P8"><text:s text:c="4"/>upgrade your GKE cluster</text:p>
        </text:list-item>
      </text:list>
      <text:p text:style-name="P1"><text:s text:c="4"/></text:p>
      <text:p text:style-name="P1"><text:s text:c="2"/><text:span text:style-name="T5"><text:s text:c="2"/>Task 1: Deploy a GKE cluster</text:span></text:p>
      <text:list xml:id="list1380433313" text:style-name="L1">
        <text:list-item>
          <text:p text:style-name="P3">Set the environment variable for the zone, cluster name and the most recent version</text:p>
        </text:list-item>
      </text:list>
      <text:p text:style-name="P1"><text:s text:c="11"/><text:span text:style-name="T4"><text:s/>export my_zone=us-central1-c</text:span></text:p>
      <text:p text:style-name="P9"><text:s text:c="12"/>export my_cluster=cluster-1</text:p>
      <text:p text:style-name="P4"><text:span text:style-name="T4"><text:s text:c="12"/>export my_cluster_version=1.16.13-gke.400</text:span></text:p>
      <text:p text:style-name="P4"><text:span text:style-name="T4"/></text:p>
      <text:list xml:id="list1944866390" text:style-name="L3">
        <text:list-item>
          <text:p text:style-name="P5">Create a Kubernetes cluster using the default version</text:p>
        </text:list-item>
      </text:list>
      <text:p text:style-name="P1"><text:s text:c="10"/><text:span text:style-name="T4"><text:s text:c="2"/>gcloud container clusters create $my_cluster --num-nodes 3 --zone $my_zone </text:span></text:p>
      <text:p text:style-name="P1"/>
      <text:p text:style-name="P4"><text:s text:c="4"/><text:span text:style-name="T5">Task 2: Upgrade your GKE cluster</text:span></text:p>
      <text:list xml:id="list2017515524" text:style-name="L5">
        <text:list-item>
          <text:p text:style-name="P6">Upgrading the master </text:p>
        </text:list-item>
      </text:list>
      <text:p text:style-name="P1"><text:s text:c="12"/><text:span text:style-name="T4">gcloud container clusters upgrade $my_cluster --master –cluster-version $my_cluster_version</text:span></text:p>
      <text:p text:style-name="P1"><text:s text:c="12"/></text:p>
      <text:list xml:id="list3864417748" text:style-name="L6">
        <text:list-item>
          <text:p text:style-name="P7">Upgrading the Nodes</text:p>
        </text:list-item>
      </text:list>
      <text:p text:style-name="P1"><text:s text:c="12"/><text:span text:style-name="T4">gcloud container clusters upgrade $my_cluster --node-pool=default-pool <text:s/>--cluster-version $my_cluster_version</text:span></text:p>
      <text:p text:style-name="P1"><text:span text:style-name="T4"/></text:p>
      <text:p text:style-name="P1"><text:span text:style-name="T4"/></text:p>
      <text:p text:style-name="P1"><text:s text:c="3"/><text:span text:style-name="T4"><text:s/>End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09:06:29.670667277</meta:creation-date>
    <dc:date>2020-09-11T09:14:06.417140645</dc:date>
    <meta:editing-duration>PT7M38S</meta:editing-duration>
    <meta:editing-cycles>1</meta:editing-cycles>
    <meta:document-statistic meta:table-count="0" meta:image-count="0" meta:object-count="0" meta:page-count="1" meta:paragraph-count="20" meta:word-count="104" meta:character-count="881" meta:non-whitespace-character-count="681"/>
    <meta:generator>LibreOffice/6.4.4.2$Linux_X86_64 LibreOffice_project/40$Build-2</meta:generator>
  </office:meta>
</office:document-meta>
</file>